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5.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5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25cm" fo:min-width="15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7.95cm" fo:min-width="15.9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6.25cm" fo:min-width="17.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45cm" fo:min-width="7.8cm"/>
    </style:style>
    <style:style style:name="gr10" style:family="graphic" style:parent-style-name="standard">
      <style:graphic-properties draw:textarea-horizontal-align="justify" draw:textarea-vertical-align="middle" draw:auto-grow-height="false" fo:min-height="3.004cm" fo:min-width="3.10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004cm" fo:min-width="2.89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074cm" fo:min-width="3.3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074cm" fo:min-width="3.10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154cm" fo:min-width="2.118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cm" svg:height="1.987cm" svg:x="7.2cm" svg:y="1.3cm">
          <draw:text-box>
            <text:p><text:span text:style-name="T1">Meteorite App</text:span></text:p>
            <text:p/>
          </draw:text-box>
        </draw:frame>
        <draw:frame draw:style-name="gr2" draw:text-style-name="P1" draw:layer="layout" svg:width="18.1cm" svg:height="5.7cm" svg:x="1.6cm" svg:y="3.1cm">
          <draw:text-box>
            <text:p>Search for some meteorites!</text:p>
            <text:p/>
            <text:p>Search By:</text:p>
            <text:p/>
            <text:p>Input Field:<text:line-break/></text:p>
            <text:p/>
          </draw:text-box>
        </draw:frame>
        <draw:custom-shape draw:style-name="gr3" draw:text-style-name="P2" draw:layer="layout" svg:width="5.7cm" svg:height="1.1cm" svg:x="5.2cm" svg:y="4.5cm">
          <text:p text:style-name="P2">(dropdown list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6cm" svg:height="1.1cm" svg:x="5.3cm" svg:y="6.1cm">
          <text:p text:style-name="P2">Text fiel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cm" svg:height="1cm" svg:x="2.1cm" svg:y="7.7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4cm" svg:height="7.5cm" svg:x="2.3cm" svg:y="9.4cm">
          <text:p text:style-name="P2">List of Result Item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6.4cm" svg:height="8.2cm" svg:x="2.4cm" svg:y="18cm">
          <text:p text:style-name="P2">Map of meteorite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8.3cm" svg:height="6.5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3cm" svg:height="1.7cm" svg:x="6.1cm" svg:y="0.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2" draw:layer="layout" svg:width="5.1cm" svg:height="4.6cm" svg:x="7.9cm" svg:y="1.6cm">
          <text:p text:style-name="P2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8.7cm" svg:y1="5.6cm" svg:x2="6.2cm" svg:y2="9.2cm">
          <text:p/>
        </draw:line>
        <draw:custom-shape draw:style-name="gr12" draw:text-style-name="P2" draw:layer="layout" svg:width="4.8cm" svg:height="4.6cm" svg:x="2.5cm" svg:y="8.7cm">
          <text:p text:style-name="P2">Search 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0.2cm" svg:y1="6.1cm" svg:x2="10.4cm" svg:y2="13.9cm">
          <text:p/>
        </draw:line>
        <draw:custom-shape draw:style-name="gr13" draw:text-style-name="P2" draw:layer="layout" svg:width="5.4cm" svg:height="4.7cm" svg:x="7.6cm" svg:y="13.8cm">
          <text:p text:style-name="P2">Results 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.1cm" svg:height="4.7cm" svg:x="14.5cm" svg:y="9.1cm">
          <text:p text:style-name="P2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2.3cm" svg:y1="5.6cm" svg:x2="15.3cm" svg:y2="9.9cm">
          <text:p/>
        </draw:line>
        <draw:frame draw:style-name="gr15" draw:text-style-name="P6" draw:layer="layout" svg:width="6.4cm" svg:height="3.9cm" svg:x="13.2cm" svg:y="1.9cm">
          <draw:text-box>
            <text:p text:style-name="P5"><text:span text:style-name="T2">State</text:span></text:p>
            <text:p text:style-name="P5"><text:span text:style-name="T2">-</text:span><text:span text:style-name="T3">Current list of meteorites matching search term.</text:span></text:p>
            <text:p text:style-name="P5"><text:span text:style-name="T3"/></text:p>
            <text:p text:style-name="P5"><text:span text:style-name="T3">-Show/Hide result table</text:span></text:p>
            <text:p text:style-name="P5"><text:span text:style-name="T3"/></text:p>
            <text:p text:style-name="P5"><text:span text:style-name="T3">-Show/Hide map</text:span></text:p>
          </draw:text-box>
        </draw:frame>
        <draw:custom-shape draw:style-name="gr16" draw:text-style-name="P2" draw:layer="layout" svg:width="3.7cm" svg:height="3.4cm" svg:x="1.7cm" svg:y="4.1cm">
          <text:p text:style-name="P2">H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8cm" svg:y1="4cm" svg:x2="5.4cm" svg:y2="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2:07:00.405420993</meta:creation-date>
    <dc:date>2020-10-12T12:32:40.414941775</dc:date>
    <meta:editing-duration>PT4M38S</meta:editing-duration>
    <meta:editing-cycles>2</meta:editing-cycles>
    <meta:generator>LibreOffice/6.4.6.2$Linux_X86_64 LibreOffice_project/40$Build-2</meta:generator>
    <meta:document-statistic meta:object-count="19"/>
  </office:meta>
</office:document-meta>
</file>